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47cm"/>
    </style:style>
    <style:style style:name="co2" style:family="table-column">
      <style:table-column-properties fo:break-before="auto" style:column-width="2.619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965cm" fo:break-before="auto" style:use-optimal-row-height="true"/>
    </style:style>
    <style:style style:name="ro3" style:family="table-row">
      <style:table-row-properties style:row-height="1.69cm" fo:break-before="auto" style:use-optimal-row-height="true"/>
    </style:style>
    <style:style style:name="ro4" style:family="table-row">
      <style:table-row-properties style:row-height="2.101cm" fo:break-before="auto" style:use-optimal-row-height="true"/>
    </style:style>
    <style:style style:name="ro5" style:family="table-row">
      <style:table-row-properties style:row-height="2.512cm" fo:break-before="auto" style:use-optimal-row-height="true"/>
    </style:style>
    <style:style style:name="ro6" style:family="table-row">
      <style:table-row-properties style:row-height="1.281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 style:text-align-source="fix" style:repeat-content="false" fo:wrap-option="wrap" fo:border="0.74pt solid #000000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f7d1d5" fo:wrap-option="wrap" fo:border="0.74pt solid #000000"/>
      <style:text-properties fo:font-size="12pt" fo:font-weight="bold"/>
    </style:style>
    <style:style style:name="ce3" style:family="table-cell" style:parent-style-name="Default">
      <style:table-cell-properties fo:background-color="#dee6ef" fo:wrap-option="wrap" fo:border="0.74pt solid #000000"/>
    </style:style>
    <style:style style:name="ce4" style:family="table-cell" style:parent-style-name="Default">
      <style:table-cell-properties fo:background-color="#dde8cb" fo:wrap-option="wrap" fo:border="0.74pt solid #000000"/>
    </style:style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fo:background-color="#dee6ef"/>
    </style:style>
    <style:style style:name="ce7" style:family="table-cell" style:parent-style-name="Default">
      <style:table-cell-properties fo:wrap-option="wrap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Droid Sans Fallback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3" style:family="text">
      <style:text-properties style:text-overline-style="none" style:text-overline-color="font-color" style:font-relief="none" style:text-emphasize="none" style:text-line-through-type="none" style:text-underline-style="none" style:text-underline-color="font-color" fo:font-weight="normal" fo:font-size="10pt" style:font-name="Liberation Sans" style:text-line-through-mode="continuous" style:language-complex="hi" style:country-complex="IN" fo:font-style="normal" fo:language="ru" fo:country="RU" style:language-asian="zh" style:country-asian="CN" style:text-outline="false" style:font-style-complex="normal" style:font-name-asian="Droid Sans Fallback" style:font-name-complex="Droid Sans Devanagari" style:font-size-asian="10pt" style:font-size-complex="10pt" style:font-weight-asian="normal" style:font-weight-complex="normal" style:font-style-asian="normal" fo:text-shadow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3"/>
        <table:table-column table:style-name="co5" table:number-columns-repeated="2" table:default-cell-style-name="ce4"/>
        <table:table-column table:style-name="co5" table:number-columns-repeated="2" table:default-cell-style-name="ce3"/>
        <table:table-column table:style-name="co5" table:number-columns-repeated="2" table:default-cell-style-name="ce4"/>
        <table:table-column table:style-name="co5" table:number-columns-repeated="2" table:default-cell-style-name="ce3"/>
        <table:table-column table:style-name="co5" table:number-columns-repeated="2" table:default-cell-style-name="ce4"/>
        <table:table-column table:style-name="co5" table:number-columns-repeated="2" table:default-cell-style-name="ce3"/>
        <table:table-column table:style-name="co5" table:number-columns-repeated="2" table:default-cell-style-name="ce4"/>
        <table:table-column table:style-name="co5" table:number-columns-repeated="1003" table:default-cell-style-name="ce7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Казахстан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Киргистан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Мексика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Сербия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Турция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Тайланд</text:p>
          </table:table-cell>
          <table:covered-table-cell table:style-name="ce1"/>
          <table:table-cell table:style-name="ce1" table:number-columns-repeated="1011"/>
        </table:table-row>
        <table:table-row table:style-name="ro2">
          <table:table-cell office:value-type="string" calcext:value-type="string">
            <text:p>Без регитстрации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moscow.thaiembassy.org/ru/page/84779-Общая-визовая-информация?menu=5d843dbc15e39c1abc0058d4" xlink:type="simple">https://moscow.thaiembassy.org/ru/page/84779-%D0%9E%D0%B1%D1%89%D0%B0%D1%8F-%D0%B2%D0%B8%D0%B7%D0%BE%D0%B2%D0%B0%D1%8F-%D0%B8%D0%BD%D1%84%D0%BE%D1%80%D0%BC%D0%B0%D1%86%D0%B8%D1%8F?menu=5d843dbc15e39c1abc0058d4</text:a>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С регистрацией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bizmedia.kz/2022/09/25/pravila-vezda-v-rk-dlya-grazhdan-rf-2022/" xlink:type="simple">https://bizmedia.kz/2022/09/25/pravila-vezda-v-rk-dlya-grazhdan-rf-2022/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00 сом плюс объявление с человеком</text:p>
          </table:table-cell>
          <table:table-cell office:value-type="string" calcext:value-type="string">
            <text:p>+180?</text:p>
          </table:table-cell>
          <table:table-cell office:value-type="string" calcext:value-type="string">
            <text:p>Послабления в связи с беженством <text:a xlink:href="https://gotomexico.today/topic/immigration/228.html" xlink:type="simple">https://gotomexico.today/topic/immigration/228.html</text:a></text:p>
          </table:table-cell>
          <table:table-cell office:value-type="string" calcext:value-type="string">
            <text:p>90-180</text:p>
          </table:table-cell>
          <table:table-cell office:value-type="string" calcext:value-type="string">
            <text:p><text:a xlink:href="http://www.moskva.mfa.gov.rs/rus/consularservicestext.php?subaction=showfull&amp;id=1630591605&amp;ucat=117&amp;template=MeniENG&amp;#disqus_thread" xlink:type="simple">http://www.moskva.mfa.gov.rs/rus/consularservicestext.php?subaction=showfull&amp;id=1630591605&amp;ucat=117&amp;template=MeniENG&amp;#disqus_thread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С регистрацией 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ВНЖ</text:p>
          </table:table-cell>
          <table:table-cell/>
          <table:table-cell office:value-type="string" calcext:value-type="string">
            <text:p><text:a xlink:href="https://bizmedia.kz/2022/09/25/pravila-vezda-v-rk-dlya-grazhdan-rf-2022/" xlink:type="simple">https://bizmedia.kz/2022/09/25/pravila-vezda-v-rk-dlya-grazhdan-rf-2022/</text:a></text:p>
          </table:table-cell>
          <table:table-cell table:number-columns-repeated="2"/>
          <table:table-cell office:value-type="string" calcext:value-type="string">
            <text:p>1 год</text:p>
          </table:table-cell>
          <table:table-cell office:value-type="string" calcext:value-type="string">
            <text:p>По доходу на год, потом еще на 4 года <text:a xlink:href="https://gotomexico.today/topic/immigration/165.html" xlink:type="simple">https://gotomexico.today/topic/immigration/165.html</text:a></text:p>
          </table:table-cell>
          <table:table-cell table:style-name="ce5"/>
          <table:table-cell office:value-type="string" calcext:value-type="string">
            <text:p><text:span text:style-name="T2">Недвижимость </text:span><text:a xlink:href="https://international.expert/vid-na-zhitelstvo-v-serbii-dlya-grazhdan-rf.html" xlink:type="simple">https://international.expert/vid-na-zhitelstvo-v-serbii-dlya-grazhdan-rf.html</text:a></text:p>
          </table:table-cell>
          <table:table-cell table:style-name="ce6"/>
          <table:table-cell office:value-type="string" calcext:value-type="string">
            <text:p>Недвижимость</text:p>
          </table:table-cell>
          <table:table-cell office:value-type="string" calcext:value-type="string">
            <text:p>1-2г</text:p>
          </table:table-cell>
          <table:table-cell office:value-type="string" calcext:value-type="string">
            <text:p>Ученическая виза (английский тайский) <text:a xlink:href="https://moscow.thaiembassy.org/ru/publicservice/неиммиграционная-виза-обучение-ed?page=5d843dbc15e39c1abc0058d5&amp;menu=5d843dbc15e39c1abc0058d6" xlink:type="simple">https://moscow.thaiembassy.org/ru/publicservice/%D0%BD%D0%B5%D0%B8%D0%BC%D0%BC%D0%B8%D0%B3%D1%80%D0%B0%D1%86%D0%B8%D0%BE%D0%BD%D0%BD%D0%B0%D1%8F-%D0%B2%D0%B8%D0%B7%D0%B0-%D0%BE%D0%B1%D1%83%D1%87%D0%B5%D0%BD%D0%B8%D0%B5-ed?page=5d843dbc15e39c1abc0058d5&amp;menu=5d843dbc15e39c1abc0058d6</text:a>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ВНЖ 2</text:p>
          </table:table-cell>
          <table:table-cell table:number-columns-repeated="4"/>
          <table:table-cell office:value-type="string" calcext:value-type="string">
            <text:p>4 года</text:p>
          </table:table-cell>
          <table:table-cell office:value-type="string" calcext:value-type="string">
            <text:p>Продление по доходу</text:p>
          </table:table-cell>
          <table:table-cell table:number-columns-repeated="2"/>
          <table:table-cell office:value-type="string" calcext:value-type="string">
            <text:p>1,2 года С продлением</text:p>
          </table:table-cell>
          <table:table-cell office:value-type="string" calcext:value-type="string">
            <text:p>Туристический внж посольство <text:a xlink:href="https://ru.goc.gov.tr/виды-вида-на-жительство" xlink:type="simple">https://ru.goc.gov.tr/%D0%B2%D0%B8%D0%B4%D1%8B-%D0%B2%D0%B8%D0%B4%D0%B0-%D0%BD%D0%B0-%D0%B6%D0%B8%D1%82%D0%B5%D0%BB%D1%8C%D1%81%D1%82%D0%B2%D0%BE</text:a> статья <text:a xlink:href="https://alanya24.ru/zhizn-v-alanii/pereezd-v-turciju/236-vnz/" xlink:type="simple">https://alanya24.ru/zhizn-v-alanii/pereezd-v-turciju/236-vnz/</text:a>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Другое</text:p>
          </table:table-cell>
          <table:table-cell table:number-columns-repeated="2"/>
          <table:table-cell office:value-type="string" calcext:value-type="string">
            <text:p>до 31 декабря 2023 года.</text:p>
          </table:table-cell>
          <table:table-cell office:value-type="string" calcext:value-type="string">
            <text:p>Цифровой кочевник   <text:a xlink:href="https://mineconom.gov.kg/ru/direct/385/395" xlink:type="simple">https://mineconom.gov.kg/ru/direct/385/39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Средние Расходы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2"/>Жильё</text:p>
          </table:table-cell>
          <table:table-cell table:number-columns-repeated="9"/>
          <table:table-cell table:style-name="ce6"/>
          <table:table-cell/>
          <table:table-cell office:value-type="string" calcext:value-type="string">
            <text:p>70000/мес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<text:s text:c="2"/>Страховка</text:p>
          </table:table-cell>
          <table:table-cell table:number-columns-repeated="11"/>
          <table:table-cell office:value-type="string" calcext:value-type="string">
            <text:p>75000/год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<text:s text:c="2"/>Дети включены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<text:span text:style-name="T1">Цифровой кочевник   </text:span><text:span text:style-name="T1"><text:a xlink:href="https://mineconom.gov.kg/ru/direct/385/395" xlink:type="simple">https://mineconom.gov.kg/ru/direct/385/395</text:a></text:span>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Родственник временный резидент <text:a xlink:href="https://gotomexico.today/topic/immigration/71.html" xlink:type="simple">https://gotomexico.today/topic/immigration/71.html</text:a>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<text:span text:style-name="T3">Недвижимость </text:span><text:span text:style-name="T3"><text:a xlink:href="https://international.expert/vid-na-zhitelstvo-v-serbii-dlya-grazhdan-rf.html" xlink:type="simple">https://international.expert/vid-na-zhitelstvo-v-serbii-dlya-grazhdan-rf.html</text:a></text:span>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<text:span text:style-name="T1"><text:a xlink:href="https://ru.goc.gov.tr/виды-вида-на-жительство" xlink:type="simple">https://ru.goc.gov.tr/%D0%B2%D0%B8%D0%B4%D1%8B-%D0%B2%D0%B8%D0%B4%D0%B0-%D0%BD%D0%B0-%D0%B6%D0%B8%D1%82%D0%B5%D0%BB%D1%8C%D1%81%D1%82%D0%B2%D0%BE</text:a></text:span><text:span text:style-name="T1"> </text:span>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<text:a xlink:href="https://moscow.thaiembassy.org/ru/publicservice/неиммиграционная-виза-другие-о?page=5d843dbc15e39c1abc0058d5&amp;menu=5d843dbc15e39c1abc0058d6" xlink:type="simple">https://moscow.thaiembassy.org/ru/publicservice/%D0%BD%D0%B5%D0%B8%D0%BC%D0%BC%D0%B8%D0%B3%D1%80%D0%B0%D1%86%D0%B8%D0%BE%D0%BD%D0%BD%D0%B0%D1%8F-%D0%B2%D0%B8%D0%B7%D0%B0-%D0%B4%D1%80%D1%83%D0%B3%D0%B8%D0%B5-%D0%BE?page=5d843dbc15e39c1abc0058d5&amp;menu=5d843dbc15e39c1abc0058d6</text:a>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<text:s text:c="2"/>Супруг включена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<text:span text:style-name="T1">Цифровой кочевник   </text:span><text:span text:style-name="T1"><text:a xlink:href="https://mineconom.gov.kg/ru/direct/385/395" xlink:type="simple">https://mineconom.gov.kg/ru/direct/385/395</text:a></text:span>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Родственник временный резидент <text:a xlink:href="https://gotomexico.today/topic/immigration/71.html" xlink:type="simple">https://gotomexico.today/topic/immigration/71.html</text:a>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<text:span text:style-name="T3">Недвижимость </text:span><text:span text:style-name="T3"><text:a xlink:href="https://international.expert/vid-na-zhitelstvo-v-serbii-dlya-grazhdan-rf.html" xlink:type="simple">https://international.expert/vid-na-zhitelstvo-v-serbii-dlya-grazhdan-rf.html</text:a></text:span>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<text:span text:style-name="T1"><text:a xlink:href="https://ru.goc.gov.tr/виды-вида-на-жительство" xlink:type="simple">https://ru.goc.gov.tr/%D0%B2%D0%B8%D0%B4%D1%8B-%D0%B2%D0%B8%D0%B4%D0%B0-%D0%BD%D0%B0-%D0%B6%D0%B8%D1%82%D0%B5%D0%BB%D1%8C%D1%81%D1%82%D0%B2%D0%BE</text:a></text:span><text:span text:style-name="T1"> </text:span>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<text:a xlink:href="https://moscow.thaiembassy.org/ru/publicservice/неиммиграционная-виза-другие-о?page=5d843dbc15e39c1abc0058d5&amp;menu=5d843dbc15e39c1abc0058d6" xlink:type="simple">https://moscow.thaiembassy.org/ru/publicservice/%D0%BD%D0%B5%D0%B8%D0%BC%D0%BC%D0%B8%D0%B3%D1%80%D0%B0%D1%86%D0%B8%D0%BE%D0%BD%D0%BD%D0%B0%D1%8F-%D0%B2%D0%B8%D0%B7%D0%B0-%D0%B4%D1%80%D1%83%D0%B3%D0%B8%D0%B5-%D0%BE?page=5d843dbc15e39c1abc0058d5&amp;menu=5d843dbc15e39c1abc0058d6</text:a></text:p>
          </table:table-cell>
          <table:table-cell table:number-columns-repeated="1011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2:21:05.710798284</meta:creation-date>
    <dc:date>2022-10-02T16:39:34.796182114</dc:date>
    <meta:editing-duration>PT1H3M21S</meta:editing-duration>
    <meta:editing-cycles>13</meta:editing-cycles>
    <meta:generator>LibreOffice/7.2.2.2$Linux_X86_64 LibreOffice_project/20$Build-2</meta:generator>
    <meta:document-statistic meta:table-count="1" meta:cell-count="67" meta:object-count="0"/>
  </office:meta>
</office:document-meta>
</file>